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/>
    <style:style style:name="ce4" style:family="table-cell" style:parent-style-name="Default" style:data-style-name="N121">
      <style:table-cell-properties fo:border="0.06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121"/>
    <style:style style:name="ce7" style:family="table-cell" style:parent-style-name="Default" style:data-style-name="N61"/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style-name="ce9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rve Type</text:p>
          </table:table-cell>
          <table:table-cell table:number-columns-repeated="4" table:style-name="ce1" office:value-type="string" calcext:value-type="string">
            <text:p>RIBBON10L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ser Feedrate Command FC (mm/s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ser Lamda Acceleration Safety Factor</text:p>
          </table:table-cell>
          <table:table-cell table:number-columns-repeated="4" table:style-name="ce1" office:value-type="float" office:value="0.18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otal number interpolated points</text:p>
          </table:table-cell>
          <table:table-cell table:style-name="ce1" office:value-type="float" office:value="7351" calcext:value-type="float">
            <text:p>7351</text:p>
          </table:table-cell>
          <table:table-cell table:style-name="ce1" office:value-type="float" office:value="7352" calcext:value-type="float">
            <text:p>7352</text:p>
          </table:table-cell>
          <table:table-cell table:number-columns-repeated="2" table:style-name="ce1" office:value-type="float" office:value="7353" calcext:value-type="float">
            <text:p>735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Total chord length (mm)</text:p>
          </table:table-cell>
          <table:table-cell table:style-name="ce4" office:value-type="float" office:value="15.21079586306" calcext:value-type="float">
            <text:p>1.521079586306E+01</text:p>
          </table:table-cell>
          <table:table-cell table:style-name="ce4" office:value-type="float" office:value="15.21068903483" calcext:value-type="float">
            <text:p>1.521068903483E+01</text:p>
          </table:table-cell>
          <table:table-cell table:style-name="ce4" office:value-type="float" office:value="15.21391385441" calcext:value-type="float">
            <text:p>1.521391385441E+01</text:p>
          </table:table-cell>
          <table:table-cell table:style-name="ce4" office:value-type="float" office:value="15.21191524702" calcext:value-type="float">
            <text:p>1.521191524702E+01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verage chord length (mm)</text:p>
          </table:table-cell>
          <table:table-cell table:style-name="ce4" office:value-type="float" office:value="0.002069496035791" calcext:value-type="float">
            <text:p>2.069496035791E-03</text:p>
          </table:table-cell>
          <table:table-cell table:style-name="ce4" office:value-type="float" office:value="0.002069199977531" calcext:value-type="float">
            <text:p>2.069199977531E-03</text:p>
          </table:table-cell>
          <table:table-cell table:style-name="ce4" office:value-type="float" office:value="0.002069357161916" calcext:value-type="float">
            <text:p>2.069357161916E-03</text:p>
          </table:table-cell>
          <table:table-cell table:style-name="ce4" office:value-type="float" office:value="0.002069085316516" calcext:value-type="float">
            <text:p>2.069085316516E-03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hord error (mm)</text:p>
          </table:table-cell>
          <table:table-cell table:style-name="ce4" office:value-type="float" office:value="0.007331686925442" calcext:value-type="float">
            <text:p>7.331686925442E-03</text:p>
          </table:table-cell>
          <table:table-cell table:style-name="ce4" office:value-type="float" office:value="0.00733065000196" calcext:value-type="float">
            <text:p>7.330650001960E-03</text:p>
          </table:table-cell>
          <table:table-cell table:style-name="ce4" office:value-type="float" office:value="0.007330843544266" calcext:value-type="float">
            <text:p>7.330843544266E-03</text:p>
          </table:table-cell>
          <table:table-cell table:style-name="ce4" office:value-type="float" office:value="0.007330107781796" calcext:value-type="float">
            <text:p>7.330107781796E-0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verage chord error (mm)</text:p>
          </table:table-cell>
          <table:table-cell table:style-name="ce4" office:value-type="float" office:value="0.0000009975084252302" calcext:value-type="float">
            <text:p>9.975084252302E-07</text:p>
          </table:table-cell>
          <table:table-cell table:style-name="ce4" office:value-type="float" office:value="0.0000009972316694273" calcext:value-type="float">
            <text:p>9.972316694273E-07</text:p>
          </table:table-cell>
          <table:table-cell table:style-name="ce4" office:value-type="float" office:value="0.0000009971223536814" calcext:value-type="float">
            <text:p>9.971223536814E-07</text:p>
          </table:table-cell>
          <table:table-cell table:style-name="ce4" office:value-type="float" office:value="0.0000009970222771758" calcext:value-type="float">
            <text:p>9.970222771758E-0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FF1: Total chord error (mm)/Total chord length (mm) </text:p>
          </table:table-cell>
          <table:table-cell table:style-name="ce4" office:value-type="float" office:value="0.0004820054776519" calcext:value-type="float">
            <text:p>4.820054776519E-04</text:p>
          </table:table-cell>
          <table:table-cell table:style-name="ce4" office:value-type="float" office:value="0.0004819406921788" calcext:value-type="float">
            <text:p>4.819406921788E-04</text:p>
          </table:table-cell>
          <table:table-cell table:style-name="ce4" office:value-type="float" office:value="0.0004818512589475" calcext:value-type="float">
            <text:p>4.818512589475E-04</text:p>
          </table:table-cell>
          <table:table-cell table:style-name="ce4" office:value-type="float" office:value="0.0004818661991448" calcext:value-type="float">
            <text:p>4.818661991448E-04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otal arc length (mm)</text:p>
          </table:table-cell>
          <table:table-cell table:style-name="ce4" office:value-type="float" office:value="3.802700006382" calcext:value-type="float">
            <text:p>3.802700006382E+00</text:p>
          </table:table-cell>
          <table:table-cell table:style-name="ce4" office:value-type="float" office:value="3.802673320579" calcext:value-type="float">
            <text:p>3.802673320579E+00</text:p>
          </table:table-cell>
          <table:table-cell table:style-name="ce4" office:value-type="float" office:value="3.803479253005" calcext:value-type="float">
            <text:p>3.803479253005E+00</text:p>
          </table:table-cell>
          <table:table-cell table:style-name="ce4" office:value-type="float" office:value="3.802979762963" calcext:value-type="float">
            <text:p>3.802979762963E+00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verage arc length (mm)</text:p>
          </table:table-cell>
          <table:table-cell table:style-name="ce4" office:value-type="float" office:value="0.0005173741505282" calcext:value-type="float">
            <text:p>5.173741505282E-04</text:p>
          </table:table-cell>
          <table:table-cell table:style-name="ce4" office:value-type="float" office:value="0.0005173001388354" calcext:value-type="float">
            <text:p>5.173001388354E-04</text:p>
          </table:table-cell>
          <table:table-cell table:style-name="ce4" office:value-type="float" office:value="0.0005173393978516" calcext:value-type="float">
            <text:p>5.173393978516E-04</text:p>
          </table:table-cell>
          <table:table-cell table:style-name="ce4" office:value-type="float" office:value="0.0005172714585096" calcext:value-type="float">
            <text:p>5.172714585096E-04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tal arc theta (rad)</text:p>
          </table:table-cell>
          <table:table-cell table:style-name="ce4" office:value-type="float" office:value="5.446619853644" calcext:value-type="float">
            <text:p>5.446619853644E+00</text:p>
          </table:table-cell>
          <table:table-cell table:style-name="ce4" office:value-type="float" office:value="5.446616685362" calcext:value-type="float">
            <text:p>5.446616685362E+00</text:p>
          </table:table-cell>
          <table:table-cell table:style-name="ce4" office:value-type="float" office:value="5.446717935311" calcext:value-type="float">
            <text:p>5.446717935311E+00</text:p>
          </table:table-cell>
          <table:table-cell table:style-name="ce4" office:value-type="float" office:value="5.446655391021" calcext:value-type="float">
            <text:p>5.446655391021E+0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verage arc theta (rad)</text:p>
          </table:table-cell>
          <table:table-cell table:style-name="ce4" office:value-type="float" office:value="0.0007410367147815" calcext:value-type="float">
            <text:p>7.410367147815E-04</text:p>
          </table:table-cell>
          <table:table-cell table:style-name="ce4" office:value-type="float" office:value="0.0007409354761749" calcext:value-type="float">
            <text:p>7.409354761749E-04</text:p>
          </table:table-cell>
          <table:table-cell table:style-name="ce4" office:value-type="float" office:value="0.0007408484678062" calcext:value-type="float">
            <text:p>7.408484678062E-04</text:p>
          </table:table-cell>
          <table:table-cell table:style-name="ce4" office:value-type="float" office:value="0.0007408399606938" calcext:value-type="float">
            <text:p>7.408399606938E-0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Total arc area (mm2)</text:p>
          </table:table-cell>
          <table:table-cell table:style-name="ce4" office:value-type="float" office:value="0.000001338515095667" calcext:value-type="float">
            <text:p>1.338515095667E-06</text:p>
          </table:table-cell>
          <table:table-cell table:style-name="ce4" office:value-type="float" office:value="0.000001338121185915" calcext:value-type="float">
            <text:p>1.338121185915E-06</text:p>
          </table:table-cell>
          <table:table-cell table:style-name="ce4" office:value-type="float" office:value="0.000001338217831316" calcext:value-type="float">
            <text:p>1.338217831316E-06</text:p>
          </table:table-cell>
          <table:table-cell table:style-name="ce4" office:value-type="float" office:value="0.000001337920946871" calcext:value-type="float">
            <text:p>1.337920946871E-06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verage arc area (mm2)</text:p>
          </table:table-cell>
          <table:table-cell table:style-name="ce4" office:value-type="float" office:value="0.0000000001821108973696" calcext:value-type="float">
            <text:p>1.821108973696E-10</text:p>
          </table:table-cell>
          <table:table-cell table:style-name="ce4" office:value-type="float" office:value="0.0000000001820325378744" calcext:value-type="float">
            <text:p>1.820325378744E-10</text:p>
          </table:table-cell>
          <table:table-cell table:style-name="ce4" office:value-type="float" office:value="0.0000000001820209237372" calcext:value-type="float">
            <text:p>1.820209237372E-10</text:p>
          </table:table-cell>
          <table:table-cell table:style-name="ce4" office:value-type="float" office:value="0.0000000001819805422838" calcext:value-type="float">
            <text:p>1.819805422838E-10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EFF2: Total arc area (mm2)/Total number of chords</text:p>
          </table:table-cell>
          <table:table-cell table:style-name="ce4" office:value-type="float" office:value="0.0004820054776519" calcext:value-type="float">
            <text:p>4.820054776519E-04</text:p>
          </table:table-cell>
          <table:table-cell table:style-name="ce4" office:value-type="float" office:value="0.0004819406921788" calcext:value-type="float">
            <text:p>4.819406921788E-04</text:p>
          </table:table-cell>
          <table:table-cell table:style-name="ce4" office:value-type="float" office:value="0.0004818512589475" calcext:value-type="float">
            <text:p>4.818512589475E-04</text:p>
          </table:table-cell>
          <table:table-cell table:style-name="ce4" office:value-type="float" office:value="0.0004818661991448" calcext:value-type="float">
            <text:p>4.818661991448E-04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lgorithm simulation runtime (s) on computer</text:p>
          </table:table-cell>
          <table:table-cell table:style-name="ce1" office:value-type="float" office:value="56.303992695" calcext:value-type="float">
            <text:p>56.303992695</text:p>
          </table:table-cell>
          <table:table-cell table:style-name="ce8" office:value-type="float" office:value="65.067792301" calcext:value-type="float">
            <text:p>65.067792301</text:p>
          </table:table-cell>
          <table:table-cell table:style-name="ce8" office:value-type="float" office:value="68.337241465" calcext:value-type="float">
            <text:p>68.337241465</text:p>
          </table:table-cell>
          <table:table-cell table:style-name="ce9" office:value-type="float" office:value="70.384805325" calcext:value-type="float">
            <text:p>70.384805325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ve Type</text:p>
          </table:table-cell>
          <table:table-cell table:style-name="Default"/>
          <table:table-cell/>
          <table:table-cell table:number-columns-repeated="4" table:style-name="ce9" office:value-type="string" calcext:value-type="string">
            <text:p>RIBBON10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Feedrate Command FC (mm/s)</text:p>
          </table:table-cell>
          <table:table-cell table:style-name="Default"/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Lamda Accn Safety Factor</text:p>
          </table:table-cell>
          <table:table-cell table:style-name="Default"/>
          <table:table-cell/>
          <table:table-cell table:number-columns-repeated="4" table:style-name="ce9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TOT INTERPOLATED POINTS </text:p>
          </table:table-cell>
          <table:table-cell table:style-name="ce5" office:value-type="float" office:value="-7351" calcext:value-type="float">
            <text:p>-7351</text:p>
          </table:table-cell>
          <table:table-cell/>
          <table:table-cell table:style-name="ce19" table:formula="of:=(-1)*[.C25]" office:value-type="float" office:value="7351" calcext:value-type="float">
            <text:p>7351</text:p>
          </table:table-cell>
          <table:table-cell table:style-name="ce9" office:value-type="float" office:value="7352" calcext:value-type="float">
            <text:p>7352</text:p>
          </table:table-cell>
          <table:table-cell table:number-columns-repeated="2" table:style-name="ce9" office:value-type="float" office:value="7353" calcext:value-type="float">
            <text:p>73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SUM CHORD-LENGTH (mm) <text:s text:c="2"/></text:p>
          </table:table-cell>
          <table:table-cell table:style-name="ce6" office:value-type="float" office:value="-15.21079586306" calcext:value-type="float">
            <text:p>-1.521079586306E+01</text:p>
          </table:table-cell>
          <table:table-cell/>
          <table:table-cell table:formula="of:=(-1)*[.C26]" office:value-type="float" office:value="15.21079586306" calcext:value-type="float">
            <text:p>1.521079586306E+01</text:p>
          </table:table-cell>
          <table:table-cell table:style-name="ce6" office:value-type="float" office:value="15.21068903483" calcext:value-type="float">
            <text:p>1.521068903483E+01</text:p>
          </table:table-cell>
          <table:table-cell table:style-name="ce6" office:value-type="float" office:value="15.21391385441" calcext:value-type="float">
            <text:p>1.521391385441E+01</text:p>
          </table:table-cell>
          <table:table-cell table:style-name="ce6" office:value-type="float" office:value="15.21191524702" calcext:value-type="float">
            <text:p>1.521191524702E+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AVG CHORD-LENGTH (mm) <text:s text:c="2"/></text:p>
          </table:table-cell>
          <table:table-cell table:style-name="ce6" office:value-type="float" office:value="-0.002069496035791" calcext:value-type="float">
            <text:p>-2.069496035791E-03</text:p>
          </table:table-cell>
          <table:table-cell/>
          <table:table-cell table:formula="of:=(-1)*[.C27]" office:value-type="float" office:value="0.002069496035791" calcext:value-type="float">
            <text:p>2.069496035791E-03</text:p>
          </table:table-cell>
          <table:table-cell table:style-name="ce6" office:value-type="float" office:value="0.002069199977531" calcext:value-type="float">
            <text:p>2.069199977531E-03</text:p>
          </table:table-cell>
          <table:table-cell table:style-name="ce6" office:value-type="float" office:value="0.002069357161916" calcext:value-type="float">
            <text:p>2.069357161916E-03</text:p>
          </table:table-cell>
          <table:table-cell table:style-name="ce6" office:value-type="float" office:value="0.002069085316516" calcext:value-type="float">
            <text:p>2.069085316516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SUM CHORD-ERROR <text:s/>(mm) <text:s text:c="2"/></text:p>
          </table:table-cell>
          <table:table-cell table:style-name="ce6" office:value-type="float" office:value="-0.007331686925442" calcext:value-type="float">
            <text:p>-7.331686925442E-03</text:p>
          </table:table-cell>
          <table:table-cell/>
          <table:table-cell table:formula="of:=(-1)*[.C28]" office:value-type="float" office:value="0.007331686925442" calcext:value-type="float">
            <text:p>7.331686925442E-03</text:p>
          </table:table-cell>
          <table:table-cell table:style-name="ce6" office:value-type="float" office:value="0.00733065000196" calcext:value-type="float">
            <text:p>7.330650001960E-03</text:p>
          </table:table-cell>
          <table:table-cell table:style-name="ce6" office:value-type="float" office:value="0.007330843544266" calcext:value-type="float">
            <text:p>7.330843544266E-03</text:p>
          </table:table-cell>
          <table:table-cell table:style-name="ce6" office:value-type="float" office:value="0.007330107781796" calcext:value-type="float">
            <text:p>7.330107781796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AVG CHORD-ERROR <text:s/>(mm) <text:s text:c="2"/></text:p>
          </table:table-cell>
          <table:table-cell table:style-name="ce6" office:value-type="float" office:value="-0.0000009975084252302" calcext:value-type="float">
            <text:p>-9.975084252302E-07</text:p>
          </table:table-cell>
          <table:table-cell/>
          <table:table-cell table:formula="of:=(-1)*[.C29]" office:value-type="float" office:value="0.0000009975084252302" calcext:value-type="float">
            <text:p>9.975084252302E-07</text:p>
          </table:table-cell>
          <table:table-cell table:style-name="ce6" office:value-type="float" office:value="0.0000009972316694273" calcext:value-type="float">
            <text:p>9.972316694273E-07</text:p>
          </table:table-cell>
          <table:table-cell table:style-name="ce6" office:value-type="float" office:value="0.0000009971223536814" calcext:value-type="float">
            <text:p>9.971223536814E-07</text:p>
          </table:table-cell>
          <table:table-cell table:style-name="ce6" office:value-type="float" office:value="0.0000009970222771758" calcext:value-type="float">
            <text:p>9.970222771758E-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EFFICIENCY ERROR/CHORD <text:s/></text:p>
          </table:table-cell>
          <table:table-cell table:style-name="ce6" office:value-type="float" office:value="-0.0004820054776519" calcext:value-type="float">
            <text:p>-4.820054776519E-04</text:p>
          </table:table-cell>
          <table:table-cell/>
          <table:table-cell table:formula="of:=(-1)*[.C30]" office:value-type="float" office:value="0.0004820054776519" calcext:value-type="float">
            <text:p>4.820054776519E-04</text:p>
          </table:table-cell>
          <table:table-cell table:style-name="ce6" office:value-type="float" office:value="0.0004819406921788" calcext:value-type="float">
            <text:p>4.819406921788E-04</text:p>
          </table:table-cell>
          <table:table-cell table:style-name="ce6" office:value-type="float" office:value="0.0004818512589475" calcext:value-type="float">
            <text:p>4.818512589475E-04</text:p>
          </table:table-cell>
          <table:table-cell table:style-name="ce6" office:value-type="float" office:value="0.0004818661991448" calcext:value-type="float">
            <text:p>4.818661991448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SUM ARC-LENGTH <text:s text:c="2"/>(mm) <text:s text:c="2"/></text:p>
          </table:table-cell>
          <table:table-cell table:style-name="ce6" office:value-type="float" office:value="-3.802700006382" calcext:value-type="float">
            <text:p>-3.802700006382E+00</text:p>
          </table:table-cell>
          <table:table-cell/>
          <table:table-cell table:formula="of:=(-1)*[.C31]" office:value-type="float" office:value="3.802700006382" calcext:value-type="float">
            <text:p>3.802700006382E+00</text:p>
          </table:table-cell>
          <table:table-cell table:style-name="ce6" office:value-type="float" office:value="3.802673320579" calcext:value-type="float">
            <text:p>3.802673320579E+00</text:p>
          </table:table-cell>
          <table:table-cell table:style-name="ce6" office:value-type="float" office:value="3.803479253005" calcext:value-type="float">
            <text:p>3.803479253005E+00</text:p>
          </table:table-cell>
          <table:table-cell table:style-name="ce6" office:value-type="float" office:value="3.802979762963" calcext:value-type="float">
            <text:p>3.802979762963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AVG ARC-LENGTH <text:s text:c="2"/>(mm) <text:s text:c="2"/></text:p>
          </table:table-cell>
          <table:table-cell table:style-name="ce6" office:value-type="float" office:value="-0.0005173741505282" calcext:value-type="float">
            <text:p>-5.173741505282E-04</text:p>
          </table:table-cell>
          <table:table-cell/>
          <table:table-cell table:formula="of:=(-1)*[.C32]" office:value-type="float" office:value="0.0005173741505282" calcext:value-type="float">
            <text:p>5.173741505282E-04</text:p>
          </table:table-cell>
          <table:table-cell table:style-name="ce6" office:value-type="float" office:value="0.0005173001388354" calcext:value-type="float">
            <text:p>5.173001388354E-04</text:p>
          </table:table-cell>
          <table:table-cell table:style-name="ce6" office:value-type="float" office:value="0.0005173393978516" calcext:value-type="float">
            <text:p>5.173393978516E-04</text:p>
          </table:table-cell>
          <table:table-cell table:style-name="ce6" office:value-type="float" office:value="0.0005172714585096" calcext:value-type="float">
            <text:p>5.172714585096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SUM ARC-THETA <text:s text:c="3"/>(rad) <text:s/></text:p>
          </table:table-cell>
          <table:table-cell table:style-name="ce6" office:value-type="float" office:value="-5.446619853644" calcext:value-type="float">
            <text:p>-5.446619853644E+00</text:p>
          </table:table-cell>
          <table:table-cell/>
          <table:table-cell table:formula="of:=(-1)*[.C33]" office:value-type="float" office:value="5.446619853644" calcext:value-type="float">
            <text:p>5.446619853644E+00</text:p>
          </table:table-cell>
          <table:table-cell table:style-name="ce6" office:value-type="float" office:value="5.446616685362" calcext:value-type="float">
            <text:p>5.446616685362E+00</text:p>
          </table:table-cell>
          <table:table-cell table:style-name="ce6" office:value-type="float" office:value="5.446717935311" calcext:value-type="float">
            <text:p>5.446717935311E+00</text:p>
          </table:table-cell>
          <table:table-cell table:style-name="ce6" office:value-type="float" office:value="5.446655391021" calcext:value-type="float">
            <text:p>5.446655391021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AVG ARC-THETA <text:s text:c="3"/>(rad) <text:s/></text:p>
          </table:table-cell>
          <table:table-cell table:style-name="ce6" office:value-type="float" office:value="-0.0007410367147815" calcext:value-type="float">
            <text:p>-7.410367147815E-04</text:p>
          </table:table-cell>
          <table:table-cell/>
          <table:table-cell table:formula="of:=(-1)*[.C34]" office:value-type="float" office:value="0.0007410367147815" calcext:value-type="float">
            <text:p>7.410367147815E-04</text:p>
          </table:table-cell>
          <table:table-cell table:style-name="ce6" office:value-type="float" office:value="0.0007409354761749" calcext:value-type="float">
            <text:p>7.409354761749E-04</text:p>
          </table:table-cell>
          <table:table-cell table:style-name="ce6" office:value-type="float" office:value="0.0007408484678062" calcext:value-type="float">
            <text:p>7.408484678062E-04</text:p>
          </table:table-cell>
          <table:table-cell table:style-name="ce6" office:value-type="float" office:value="0.0007408399606938" calcext:value-type="float">
            <text:p>7.408399606938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SUM ARC-AREA <text:s text:c="4"/>(mm2) <text:s/></text:p>
          </table:table-cell>
          <table:table-cell table:style-name="ce6" office:value-type="float" office:value="-0.000001338515095667" calcext:value-type="float">
            <text:p>-1.338515095667E-06</text:p>
          </table:table-cell>
          <table:table-cell/>
          <table:table-cell table:formula="of:=(-1)*[.C35]" office:value-type="float" office:value="0.000001338515095667" calcext:value-type="float">
            <text:p>1.338515095667E-06</text:p>
          </table:table-cell>
          <table:table-cell table:style-name="ce6" office:value-type="float" office:value="0.000001338121185915" calcext:value-type="float">
            <text:p>1.338121185915E-06</text:p>
          </table:table-cell>
          <table:table-cell table:style-name="ce6" office:value-type="float" office:value="0.000001338217831316" calcext:value-type="float">
            <text:p>1.338217831316E-06</text:p>
          </table:table-cell>
          <table:table-cell table:style-name="ce6" office:value-type="float" office:value="0.000001337920946871" calcext:value-type="float">
            <text:p>1.337920946871E-0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AVG ARC-AREA <text:s text:c="4"/>(mm2) <text:s/></text:p>
          </table:table-cell>
          <table:table-cell table:style-name="ce6" office:value-type="float" office:value="-0.0000000001821108973696" calcext:value-type="float">
            <text:p>-1.821108973696E-10</text:p>
          </table:table-cell>
          <table:table-cell/>
          <table:table-cell table:formula="of:=(-1)*[.C36]" office:value-type="float" office:value="0.0000000001821108973696" calcext:value-type="float">
            <text:p>1.821108973696E-10</text:p>
          </table:table-cell>
          <table:table-cell table:style-name="ce6" office:value-type="float" office:value="0.0000000001820325378744" calcext:value-type="float">
            <text:p>1.820325378744E-10</text:p>
          </table:table-cell>
          <table:table-cell table:style-name="ce6" office:value-type="float" office:value="0.0000000001820209237372" calcext:value-type="float">
            <text:p>1.820209237372E-10</text:p>
          </table:table-cell>
          <table:table-cell table:style-name="ce6" office:value-type="float" office:value="0.0000000001819805422838" calcext:value-type="float">
            <text:p>1.819805422838E-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L EFFICIENCY AREA/ARC <text:s text:c="4"/></text:p>
          </table:table-cell>
          <table:table-cell table:style-name="ce6" office:value-type="float" office:value="-0.0004820054776519" calcext:value-type="float">
            <text:p>-4.820054776519E-04</text:p>
          </table:table-cell>
          <table:table-cell/>
          <table:table-cell table:formula="of:=(-1)*[.C37]" office:value-type="float" office:value="0.0004820054776519" calcext:value-type="float">
            <text:p>4.820054776519E-04</text:p>
          </table:table-cell>
          <table:table-cell table:style-name="ce6" office:value-type="float" office:value="0.0004819406921788" calcext:value-type="float">
            <text:p>4.819406921788E-04</text:p>
          </table:table-cell>
          <table:table-cell table:style-name="ce6" office:value-type="float" office:value="0.0004818512589475" calcext:value-type="float">
            <text:p>4.818512589475E-04</text:p>
          </table:table-cell>
          <table:table-cell table:style-name="ce6" office:value-type="float" office:value="0.0004818661991448" calcext:value-type="float">
            <text:p>4.818661991448E-0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7:19:32.8" calcext:value-type="date">
            <text:p>2023-09-30 17:19:32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56.303992695 seconds.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RIBBON10L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RIBBON10L TOT INTERPOLATED POINTS </text:p>
          </table:table-cell>
          <table:table-cell table:style-name="Default" office:value-type="float" office:value="-7352" calcext:value-type="float">
            <text:p>-7352</text:p>
          </table:table-cell>
          <table:table-cell/>
          <table:table-cell table:style-name="Default" table:formula="of:=(-1)*[.C43]" office:value-type="float" office:value="7352" calcext:value-type="float">
            <text:p>73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RIBBON10L SUM CHORD-LENGTH (mm) <text:s text:c="2"/></text:p>
          </table:table-cell>
          <table:table-cell office:value-type="float" office:value="-15.21068903483" calcext:value-type="float">
            <text:p>-1.52E+01</text:p>
          </table:table-cell>
          <table:table-cell/>
          <table:table-cell table:formula="of:=(-1)*[.C44]" office:value-type="float" office:value="15.21068903483" calcext:value-type="float">
            <text:p>1.521068903483E+01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L AVG CHORD-LENGTH (mm) <text:s text:c="2"/></text:p>
          </table:table-cell>
          <table:table-cell office:value-type="float" office:value="-0.002069199977531" calcext:value-type="float">
            <text:p>-2.07E-03</text:p>
          </table:table-cell>
          <table:table-cell/>
          <table:table-cell table:formula="of:=(-1)*[.C45]" office:value-type="float" office:value="0.002069199977531" calcext:value-type="float">
            <text:p>2.069199977531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L SUM CHORD-ERROR <text:s/>(mm) <text:s text:c="2"/></text:p>
          </table:table-cell>
          <table:table-cell office:value-type="float" office:value="-0.00733065000196" calcext:value-type="float">
            <text:p>-7.33E-03</text:p>
          </table:table-cell>
          <table:table-cell/>
          <table:table-cell table:formula="of:=(-1)*[.C46]" office:value-type="float" office:value="0.00733065000196" calcext:value-type="float">
            <text:p>7.330650001960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L AVG CHORD-ERROR <text:s/>(mm) <text:s text:c="2"/></text:p>
          </table:table-cell>
          <table:table-cell office:value-type="float" office:value="-0.0000009972316694273" calcext:value-type="float">
            <text:p>-9.97E-07</text:p>
          </table:table-cell>
          <table:table-cell/>
          <table:table-cell table:formula="of:=(-1)*[.C47]" office:value-type="float" office:value="0.0000009972316694273" calcext:value-type="float">
            <text:p>9.972316694273E-07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L EFFICIENCY ERROR/CHORD <text:s/></text:p>
          </table:table-cell>
          <table:table-cell office:value-type="float" office:value="-0.0004819406921788" calcext:value-type="float">
            <text:p>-4.82E-04</text:p>
          </table:table-cell>
          <table:table-cell/>
          <table:table-cell table:formula="of:=(-1)*[.C48]" office:value-type="float" office:value="0.0004819406921788" calcext:value-type="float">
            <text:p>4.819406921788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L SUM ARC-LENGTH <text:s text:c="2"/>(mm) <text:s text:c="2"/></text:p>
          </table:table-cell>
          <table:table-cell office:value-type="float" office:value="-3.802673320579" calcext:value-type="float">
            <text:p>-3.80E+00</text:p>
          </table:table-cell>
          <table:table-cell/>
          <table:table-cell table:formula="of:=(-1)*[.C49]" office:value-type="float" office:value="3.802673320579" calcext:value-type="float">
            <text:p>3.802673320579E+00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L AVG ARC-LENGTH <text:s text:c="2"/>(mm) <text:s text:c="2"/></text:p>
          </table:table-cell>
          <table:table-cell office:value-type="float" office:value="-0.0005173001388354" calcext:value-type="float">
            <text:p>-5.17E-04</text:p>
          </table:table-cell>
          <table:table-cell/>
          <table:table-cell table:formula="of:=(-1)*[.C50]" office:value-type="float" office:value="0.0005173001388354" calcext:value-type="float">
            <text:p>5.173001388354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L SUM ARC-THETA <text:s text:c="3"/>(rad) <text:s/></text:p>
          </table:table-cell>
          <table:table-cell office:value-type="float" office:value="-5.446616685362" calcext:value-type="float">
            <text:p>-5.45E+00</text:p>
          </table:table-cell>
          <table:table-cell/>
          <table:table-cell table:formula="of:=(-1)*[.C51]" office:value-type="float" office:value="5.446616685362" calcext:value-type="float">
            <text:p>5.446616685362E+00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L AVG ARC-THETA <text:s text:c="3"/>(rad) <text:s/></text:p>
          </table:table-cell>
          <table:table-cell office:value-type="float" office:value="-0.0007409354761749" calcext:value-type="float">
            <text:p>-7.41E-04</text:p>
          </table:table-cell>
          <table:table-cell/>
          <table:table-cell table:formula="of:=(-1)*[.C52]" office:value-type="float" office:value="0.0007409354761749" calcext:value-type="float">
            <text:p>7.409354761749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L SUM ARC-AREA <text:s text:c="4"/>(mm2) <text:s/></text:p>
          </table:table-cell>
          <table:table-cell office:value-type="float" office:value="-0.000001338121185915" calcext:value-type="float">
            <text:p>-1.34E-06</text:p>
          </table:table-cell>
          <table:table-cell/>
          <table:table-cell table:formula="of:=(-1)*[.C53]" office:value-type="float" office:value="0.000001338121185915" calcext:value-type="float">
            <text:p>1.338121185915E-06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L AVG ARC-AREA <text:s text:c="4"/>(mm2) <text:s/></text:p>
          </table:table-cell>
          <table:table-cell office:value-type="float" office:value="-0.0000000001820325378744" calcext:value-type="float">
            <text:p>-1.82E-10</text:p>
          </table:table-cell>
          <table:table-cell/>
          <table:table-cell table:formula="of:=(-1)*[.C54]" office:value-type="float" office:value="0.0000000001820325378744" calcext:value-type="float">
            <text:p>1.820325378744E-10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L EFFICIENCY AREA/ARC <text:s text:c="4"/></text:p>
          </table:table-cell>
          <table:table-cell office:value-type="float" office:value="-0.0004819406921788" calcext:value-type="float">
            <text:p>-4.82E-04</text:p>
          </table:table-cell>
          <table:table-cell/>
          <table:table-cell table:formula="of:=(-1)*[.C55]" office:value-type="float" office:value="0.0004819406921788" calcext:value-type="float">
            <text:p>4.819406921788E-04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7:22:45.67" calcext:value-type="date">
            <text:p>2023-09-30 17:22:45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067792301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TOT INTERPOLATED POINTS </text:p>
          </table:table-cell>
          <table:table-cell table:style-name="Default" office:value-type="float" office:value="-7353" calcext:value-type="float">
            <text:p>-7353</text:p>
          </table:table-cell>
          <table:table-cell/>
          <table:table-cell table:style-name="Default" table:formula="of:=(-1)*[.C61]" office:value-type="float" office:value="7353" calcext:value-type="float">
            <text:p>73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SUM CHORD-LENGTH (mm) <text:s text:c="2"/></text:p>
          </table:table-cell>
          <table:table-cell office:value-type="float" office:value="-15.21391385441" calcext:value-type="float">
            <text:p>-1.52E+01</text:p>
          </table:table-cell>
          <table:table-cell/>
          <table:table-cell table:formula="of:=(-1)*[.C62]" office:value-type="float" office:value="15.21391385441" calcext:value-type="float">
            <text:p>1.521391385441E+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AVG CHORD-LENGTH (mm) <text:s text:c="2"/></text:p>
          </table:table-cell>
          <table:table-cell office:value-type="float" office:value="-0.002069357161916" calcext:value-type="float">
            <text:p>-2.07E-03</text:p>
          </table:table-cell>
          <table:table-cell/>
          <table:table-cell table:formula="of:=(-1)*[.C63]" office:value-type="float" office:value="0.002069357161916" calcext:value-type="float">
            <text:p>2.069357161916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SUM CHORD-ERROR <text:s/>(mm) <text:s text:c="2"/></text:p>
          </table:table-cell>
          <table:table-cell office:value-type="float" office:value="-0.007330843544266" calcext:value-type="float">
            <text:p>-7.33E-03</text:p>
          </table:table-cell>
          <table:table-cell/>
          <table:table-cell table:formula="of:=(-1)*[.C64]" office:value-type="float" office:value="0.007330843544266" calcext:value-type="float">
            <text:p>7.330843544266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AVG CHORD-ERROR <text:s/>(mm) <text:s text:c="2"/></text:p>
          </table:table-cell>
          <table:table-cell office:value-type="float" office:value="-0.0000009971223536814" calcext:value-type="float">
            <text:p>-9.97E-07</text:p>
          </table:table-cell>
          <table:table-cell/>
          <table:table-cell table:formula="of:=(-1)*[.C65]" office:value-type="float" office:value="0.0000009971223536814" calcext:value-type="float">
            <text:p>9.971223536814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EFFICIENCY ERROR/CHORD <text:s/></text:p>
          </table:table-cell>
          <table:table-cell office:value-type="float" office:value="-0.0004818512589475" calcext:value-type="float">
            <text:p>-4.82E-04</text:p>
          </table:table-cell>
          <table:table-cell/>
          <table:table-cell table:formula="of:=(-1)*[.C66]" office:value-type="float" office:value="0.0004818512589475" calcext:value-type="float">
            <text:p>4.818512589475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SUM ARC-LENGTH <text:s text:c="2"/>(mm) <text:s text:c="2"/></text:p>
          </table:table-cell>
          <table:table-cell office:value-type="float" office:value="-3.803479253005" calcext:value-type="float">
            <text:p>-3.80E+00</text:p>
          </table:table-cell>
          <table:table-cell/>
          <table:table-cell table:formula="of:=(-1)*[.C67]" office:value-type="float" office:value="3.803479253005" calcext:value-type="float">
            <text:p>3.803479253005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AVG ARC-LENGTH <text:s text:c="2"/>(mm) <text:s text:c="2"/></text:p>
          </table:table-cell>
          <table:table-cell office:value-type="float" office:value="-0.0005173393978516" calcext:value-type="float">
            <text:p>-5.17E-04</text:p>
          </table:table-cell>
          <table:table-cell/>
          <table:table-cell table:formula="of:=(-1)*[.C68]" office:value-type="float" office:value="0.0005173393978516" calcext:value-type="float">
            <text:p>5.173393978516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SUM ARC-THETA <text:s text:c="3"/>(rad) <text:s/></text:p>
          </table:table-cell>
          <table:table-cell office:value-type="float" office:value="-5.446717935311" calcext:value-type="float">
            <text:p>-5.45E+00</text:p>
          </table:table-cell>
          <table:table-cell/>
          <table:table-cell table:formula="of:=(-1)*[.C69]" office:value-type="float" office:value="5.446717935311" calcext:value-type="float">
            <text:p>5.446717935311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AVG ARC-THETA <text:s text:c="3"/>(rad) <text:s/></text:p>
          </table:table-cell>
          <table:table-cell office:value-type="float" office:value="-0.0007408484678062" calcext:value-type="float">
            <text:p>-7.41E-04</text:p>
          </table:table-cell>
          <table:table-cell/>
          <table:table-cell table:formula="of:=(-1)*[.C70]" office:value-type="float" office:value="0.0007408484678062" calcext:value-type="float">
            <text:p>7.408484678062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SUM ARC-AREA <text:s text:c="4"/>(mm2) <text:s/></text:p>
          </table:table-cell>
          <table:table-cell office:value-type="float" office:value="-0.000001338217831316" calcext:value-type="float">
            <text:p>-1.34E-06</text:p>
          </table:table-cell>
          <table:table-cell/>
          <table:table-cell table:formula="of:=(-1)*[.C71]" office:value-type="float" office:value="0.000001338217831316" calcext:value-type="float">
            <text:p>1.338217831316E-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AVG ARC-AREA <text:s text:c="4"/>(mm2) <text:s/></text:p>
          </table:table-cell>
          <table:table-cell office:value-type="float" office:value="-0.0000000001820209237372" calcext:value-type="float">
            <text:p>-1.82E-10</text:p>
          </table:table-cell>
          <table:table-cell/>
          <table:table-cell table:formula="of:=(-1)*[.C72]" office:value-type="float" office:value="0.0000000001820209237372" calcext:value-type="float">
            <text:p>1.820209237372E-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L EFFICIENCY AREA/ARC <text:s text:c="4"/></text:p>
          </table:table-cell>
          <table:table-cell office:value-type="float" office:value="-0.0004818512589475" calcext:value-type="float">
            <text:p>-4.82E-04</text:p>
          </table:table-cell>
          <table:table-cell/>
          <table:table-cell table:formula="of:=(-1)*[.C73]" office:value-type="float" office:value="0.0004818512589475" calcext:value-type="float">
            <text:p>4.818512589475E-0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7:29:19.32" calcext:value-type="date">
            <text:p>2023-09-30 17:29:19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68.337241465 seconds. 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TOT INTERPOLATED POINTS </text:p>
          </table:table-cell>
          <table:table-cell table:style-name="Default" office:value-type="float" office:value="-7353" calcext:value-type="float">
            <text:p>-7353</text:p>
          </table:table-cell>
          <table:table-cell/>
          <table:table-cell table:style-name="Default" table:formula="of:=(-1)*[.C80]" office:value-type="float" office:value="7353" calcext:value-type="float">
            <text:p>73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SUM CHORD-LENGTH (mm) <text:s text:c="2"/></text:p>
          </table:table-cell>
          <table:table-cell office:value-type="float" office:value="-15.21191524702" calcext:value-type="float">
            <text:p>-1.52E+01</text:p>
          </table:table-cell>
          <table:table-cell/>
          <table:table-cell table:formula="of:=(-1)*[.C81]" office:value-type="float" office:value="15.21191524702" calcext:value-type="float">
            <text:p>1.521191524702E+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AVG CHORD-LENGTH (mm) <text:s text:c="2"/></text:p>
          </table:table-cell>
          <table:table-cell office:value-type="float" office:value="-0.002069085316516" calcext:value-type="float">
            <text:p>-2.07E-03</text:p>
          </table:table-cell>
          <table:table-cell/>
          <table:table-cell table:formula="of:=(-1)*[.C82]" office:value-type="float" office:value="0.002069085316516" calcext:value-type="float">
            <text:p>2.069085316516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SUM CHORD-ERROR <text:s/>(mm) <text:s text:c="2"/></text:p>
          </table:table-cell>
          <table:table-cell office:value-type="float" office:value="-0.007330107781796" calcext:value-type="float">
            <text:p>-7.33E-03</text:p>
          </table:table-cell>
          <table:table-cell/>
          <table:table-cell table:formula="of:=(-1)*[.C83]" office:value-type="float" office:value="0.007330107781796" calcext:value-type="float">
            <text:p>7.330107781796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AVG CHORD-ERROR <text:s/>(mm) <text:s text:c="2"/></text:p>
          </table:table-cell>
          <table:table-cell office:value-type="float" office:value="-0.0000009970222771758" calcext:value-type="float">
            <text:p>-9.97E-07</text:p>
          </table:table-cell>
          <table:table-cell/>
          <table:table-cell table:formula="of:=(-1)*[.C84]" office:value-type="float" office:value="0.0000009970222771758" calcext:value-type="float">
            <text:p>9.970222771758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EFFICIENCY ERROR/CHORD <text:s/></text:p>
          </table:table-cell>
          <table:table-cell office:value-type="float" office:value="-0.0004818661991448" calcext:value-type="float">
            <text:p>-4.82E-04</text:p>
          </table:table-cell>
          <table:table-cell/>
          <table:table-cell table:formula="of:=(-1)*[.C85]" office:value-type="float" office:value="0.0004818661991448" calcext:value-type="float">
            <text:p>4.818661991448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SUM ARC-LENGTH <text:s text:c="2"/>(mm) <text:s text:c="2"/></text:p>
          </table:table-cell>
          <table:table-cell office:value-type="float" office:value="-3.802979762963" calcext:value-type="float">
            <text:p>-3.80E+00</text:p>
          </table:table-cell>
          <table:table-cell/>
          <table:table-cell table:formula="of:=(-1)*[.C86]" office:value-type="float" office:value="3.802979762963" calcext:value-type="float">
            <text:p>3.802979762963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AVG ARC-LENGTH <text:s text:c="2"/>(mm) <text:s text:c="2"/></text:p>
          </table:table-cell>
          <table:table-cell office:value-type="float" office:value="-0.0005172714585096" calcext:value-type="float">
            <text:p>-5.17E-04</text:p>
          </table:table-cell>
          <table:table-cell/>
          <table:table-cell table:formula="of:=(-1)*[.C87]" office:value-type="float" office:value="0.0005172714585096" calcext:value-type="float">
            <text:p>5.172714585096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SUM ARC-THETA <text:s text:c="3"/>(rad) <text:s/></text:p>
          </table:table-cell>
          <table:table-cell office:value-type="float" office:value="-5.446655391021" calcext:value-type="float">
            <text:p>-5.45E+00</text:p>
          </table:table-cell>
          <table:table-cell/>
          <table:table-cell table:formula="of:=(-1)*[.C88]" office:value-type="float" office:value="5.446655391021" calcext:value-type="float">
            <text:p>5.446655391021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AVG ARC-THETA <text:s text:c="3"/>(rad) <text:s/></text:p>
          </table:table-cell>
          <table:table-cell office:value-type="float" office:value="-0.0007408399606938" calcext:value-type="float">
            <text:p>-7.41E-04</text:p>
          </table:table-cell>
          <table:table-cell/>
          <table:table-cell table:formula="of:=(-1)*[.C89]" office:value-type="float" office:value="0.0007408399606938" calcext:value-type="float">
            <text:p>7.408399606938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SUM ARC-AREA <text:s text:c="4"/>(mm2) <text:s/></text:p>
          </table:table-cell>
          <table:table-cell office:value-type="float" office:value="-0.000001337920946871" calcext:value-type="float">
            <text:p>-1.34E-06</text:p>
          </table:table-cell>
          <table:table-cell/>
          <table:table-cell table:formula="of:=(-1)*[.C90]" office:value-type="float" office:value="0.000001337920946871" calcext:value-type="float">
            <text:p>1.337920946871E-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AVG ARC-AREA <text:s text:c="4"/>(mm2) <text:s/></text:p>
          </table:table-cell>
          <table:table-cell office:value-type="float" office:value="-0.0000000001819805422838" calcext:value-type="float">
            <text:p>-1.82E-10</text:p>
          </table:table-cell>
          <table:table-cell/>
          <table:table-cell table:formula="of:=(-1)*[.C91]" office:value-type="float" office:value="0.0000000001819805422838" calcext:value-type="float">
            <text:p>1.819805422838E-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L EFFICIENCY AREA/ARC <text:s text:c="4"/></text:p>
          </table:table-cell>
          <table:table-cell office:value-type="float" office:value="-0.0004818661991448" calcext:value-type="float">
            <text:p>-4.82E-04</text:p>
          </table:table-cell>
          <table:table-cell/>
          <table:table-cell table:formula="of:=(-1)*[.C92]" office:value-type="float" office:value="0.0004818661991448" calcext:value-type="float">
            <text:p>4.818661991448E-0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7:33:57.84" calcext:value-type="date">
            <text:p>2023-09-30 17:33:57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70.384805325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HAMDULILLAH 3 TIMES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7:31:29.586712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05:58:41.718639903</meta:creation-date>
    <dc:date>2023-10-03T08:30:09.459067250</dc:date>
    <meta:editing-duration>PT8H19M12S</meta:editing-duration>
    <meta:editing-cycles>32</meta:editing-cycles>
    <meta:generator>LibreOffice/6.4.7.2$Linux_X86_64 LibreOffice_project/40$Build-2</meta:generator>
    <meta:document-statistic meta:table-count="1" meta:cell-count="330" meta:object-count="0"/>
  </office:meta>
</office:document-meta>
</file>